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list-style-name="L1">
      <style:paragraph-properties fo:padding="0.049cm" fo:border="0.002cm solid #d9d9e3"/>
    </style:style>
    <style:style style:name="P3" style:family="paragraph" style:parent-style-name="Text_20_body" style:list-style-name="L2">
      <style:paragraph-properties fo:padding="0.049cm" fo:border="0.002cm solid #d9d9e3"/>
    </style:style>
    <style:style style:name="P4" style:family="paragraph" style:parent-style-name="Text_20_body" style:list-style-name="L3">
      <style:paragraph-properties fo:padding="0.049cm" fo:border="0.002cm solid #d9d9e3"/>
    </style:style>
    <style:style style:name="P5" style:family="paragraph" style:parent-style-name="Text_20_body" style:list-style-name="L2">
      <style:paragraph-properties fo:margin-top="0cm" fo:margin-bottom="0cm" fo:padding="0.049cm" fo:border="0.002cm solid #d9d9e3"/>
    </style:style>
    <style:style style:name="P6" style:family="paragraph" style:parent-style-name="Text_20_body" style:list-style-name="L3">
      <style:paragraph-properties fo:margin-top="0cm" fo:margin-bottom="0cm"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Introduction (1-2 minutes) :</text:span></text:p>
      <text:p text:style-name="P1">Bonjour à tous, aujourd'hui nous plongeons dans l'univers fascinant des cartes graphiques, des composants essentiels qui transforment les données numériques en images éblouissantes sur nos écrans. Dans une ère où les performances graphiques sont cruciales, que ce soit pour les jeux, la conception graphique ou les applications professionnelles, comprendre le rôle central des cartes graphiques devient essentiel.</text:p>
      <text:p text:style-name="P1">L'évolution technologique des cartes graphiques est remarquable. Partons à la découverte de leur histoire, depuis les premières versions rudimentaires jusqu'aux modèles sophistiqués qui façonnent notre expérience visuelle contemporaine. Cette plongée dans le passé nous permettra de mieux apprécier les innovations et les avancées qui ont façonné les cartes graphiques d'aujourd'hui.</text:p>
      <text:p text:style-name="P1">Alors, attachez vos ceintures, car au cours des prochaines minutes, nous explorerons les méandres du fonctionnement interne de ces dispositifs ingénieux, comprenant le rôle crucial du GPU (unité de traitement graphique) et la gestion astucieuse de la mémoire vidéo pour créer des images saisissantes.</text:p>
      <text:p text:style-name="P1">Restez avec nous pour découvrir les différentes catégories de cartes graphiques, des intégrées aux dédiées et professionnelles. Comprenez comment le choix de ces cartes dépend étroitement des besoins spécifiques de chaque utilisateur, allant des utilisateurs courants aux professionnels de la conception graphique.</text:p>
      <text:p text:style-name="P1">Dans la prochaine partie, nous explorerons le paysage des fabricants majeurs tels que NVIDIA et AMD, en examinant certains des modèles les plus emblématiques qui ont marqué l'histoire des cartes graphiques. Accrochez-vous, car le voyage dans l'univers des cartes graphiques ne fait que commencer !</text:p>
      <text:p text:style-name="Standard"/>
      <text:p text:style-name="P1"><text:span text:style-name="Strong_20_Emphasis"><text:line-break/>Historique des cartes graphiques (1-2 minutes) :</text:span></text:p>
      <text:p text:style-name="P1">Revenons aux débuts captivants des cartes graphiques. Dans les années 1980, les premières itérations se limitaient à des graphismes simples en deux dimensions. Cependant, avec l'arrivée des cartes VGA (Video Graphics Array) dans les années 1990, le monde a vu une transition significative vers des graphismes plus détaillés et colorés.</text:p>
      <text:p text:style-name="P1">L'émergence des premières cartes graphiques 3D, comme la Voodoo de 3dfx dans les années 1990, a révolutionné l'industrie du jeu vidéo en introduisant des environnements tridimensionnels immersifs. Cette ère a marqué le début d'une course à la puissance graphique entre les fabricants.</text:p>
      <text:p text:style-name="P1">Au début des années 2000, NVIDIA a introduit le concept de GPU, déplaçant une partie du traitement graphique du CPU vers une unité spécialisée. Cette innovation a considérablement augmenté les performances et a ouvert la voie à des avancées telles que le rendu graphique en temps réel.</text:p>
      <text:p text:style-name="P1">La résolution des écrans a également évolué rapidement, passant des écrans CRT (tube cathodique) aux écrans plats haute résolution que nous connaissons aujourd'hui. L'intégration de technologies comme HDMI et DisplayPort a enrichi les capacités de connexion, permettant des expériences visuelles plus riches.</text:p>
      <text:p text:style-name="P1">Ainsi, chaque itération des cartes graphiques a apporté son lot d'améliorations, propulsant l'industrie vers de nouveaux sommets. L'histoire des cartes graphiques est une saga captivante, où l'innovation et la compétition ont façonné l'expérience visuelle que nous prenons souvent pour acquise aujourd'hui.</text:p>
      <text:p text:style-name="Standard"/>
      <text:p text:style-name="Standard"/>
      <text:p text:style-name="Standard"/>
      <text:p text:style-name="P1"><text:soft-page-break/><text:span text:style-name="Strong_20_Emphasis">Fonctionnement des cartes graphiques (2-3 minutes) :</text:span></text:p>
      <text:p text:style-name="P1">Maintenant que nous avons survolé l'histoire passionnante des cartes graphiques, plongeons dans le cœur même de leur fonctionnement.</text:p>
      <text:p text:style-name="P1">Les cartes graphiques sont des maîtres de la transformation, convertissant des données numériques en images visuelles que nous voyons sur nos écrans. Le GPU, ou unité de traitement graphique, est la pièce maîtresse de cet exploit. Conçu spécifiquement pour gérer les calculs liés aux graphismes, le GPU excelle dans les tâches nécessitant une puissance de calcul parallèle, comme le rendu d'images complexes.</text:p>
      <text:p text:style-name="P1">Imaginez le GPU comme un artiste habile travaillant sur une toile numérique. Il prend les données brutes, les transforme à l'aide d'algorithmes sophistiqués et crée des images visuellement impressionnantes que nous percevons à l'écran. Plus le GPU est puissant, plus il peut effectuer ces transformations rapidement et efficacement, améliorant ainsi la qualité visuelle globale.</text:p>
      <text:p text:style-name="P1">La mémoire vidéo, un autre élément crucial, agit comme la toile sur laquelle l'artiste travaille. Elle stocke temporairement les données graphiques, permettant au GPU d'accéder rapidement aux informations nécessaires pour générer des images fluides et détaillées. Des capacités de mémoire vidéo plus importantes permettent le traitement de jeux et d'applications gourmands en ressources sans compromettre les performances.</text:p>
      <text:p text:style-name="P1">Un aspect essentiel du fonctionnement des cartes graphiques est leur capacité à gérer le rendu des images en temps réel. Que vous jouiez à un jeu vidéo, regardiez une vidéo haute définition ou travailliez sur des tâches de conception graphique, les cartes graphiques font un travail remarquable en transformant des données abstraites en expériences visuelles immersives.</text:p>
      <text:p text:style-name="P1">En résumé, le fonctionnement des cartes graphiques repose sur la puissance du GPU et la gestion habile de la mémoire vidéo pour créer des images visuelles époustouflantes. Ces composants sont le moteur qui propulse nos écrans vers de nouveaux sommets de réalisme et de détail.</text:p>
      <text:p text:style-name="P1"/>
      <text:p text:style-name="P1"><text:span text:style-name="Strong_20_Emphasis">Types de cartes graphiques (1-2 minutes) :</text:span></text:p>
      <text:p text:style-name="P1">Maintenant que nous comprenons mieux le fonctionnement interne des cartes graphiques, explorons les différentes catégories qui existent sur le marché.</text:p>
      <text:list xml:id="list1042655382620910980" text:style-name="L1">
        <text:list-item>
          <text:p text:style-name="P2"><text:span text:style-name="Strong_20_Emphasis">Cartes graphiques intégrées :</text:span> Les cartes graphiques intégrées sont souvent incluses dans le processeur (CPU) lui-même. Elles partagent la mémoire système avec le reste du système, ce qui peut limiter leurs performances, mais elles sont suffisantes pour les tâches quotidiennes et les applications bureautiques. Les ordinateurs portables et certains ordinateurs de bureau plus compacts utilisent fréquemment des cartes graphiques intégrées pour économiser de l'espace.</text:p>
        </text:list-item>
        <text:list-item>
          <text:p text:style-name="P2"><text:span text:style-name="Strong_20_Emphasis">Cartes graphiques dédiées :</text:span> Les cartes graphiques dédiées sont des composants distincts du CPU et disposent de leur propre mémoire dédiée. Elles offrent des performances graphiques bien supérieures, ce qui les rend idéales pour les jeux vidéo exigeants, la conception graphique et d'autres applications gourmandes en ressources. Les joueurs passionnés et les professionnels des médias visuels optent souvent pour des cartes graphiques dédiées.</text:p>
        </text:list-item>
        <text:list-item>
          <text:p text:style-name="P2"><text:span text:style-name="Strong_20_Emphasis">Cartes graphiques professionnelles :</text:span> Ces cartes sont conçues pour des applications spécifiques, telles que la conception assistée par ordinateur (CAO), la modélisation 3D et d'autres tâches professionnelles. Elles offrent des fonctionnalités optimisées pour des charges de travail spécifiques et sont souvent utilisées dans des environnements de travail professionnels nécessitant une précision graphique élevée.</text:p>
        </text:list-item>
      </text:list>
      <text:p text:style-name="P1">Le choix entre ces types de cartes graphiques dépend des besoins individuels de l'utilisateur. Les <text:soft-page-break/>utilisateurs occasionnels peuvent trouver suffisantes les cartes intégrées, tandis que les amateurs de jeux vidéo et les professionnels des médias peuvent opter pour des cartes dédiées pour des performances accrues. Les cartes professionnelles sont réservées aux domaines nécessitant une précision graphique et des fonctionnalités spécialisées.</text:p>
      <text:p text:style-name="P1">En somme, la diversité des types de cartes graphiques permet de répondre à une gamme étendue de besoins, assurant ainsi une expérience visuelle optimale pour chaque utilisateur.</text:p>
      <text:p text:style-name="P1"/>
      <text:p text:style-name="P1"><text:span text:style-name="Strong_20_Emphasis"><text:line-break/>Principaux fabricants et modèles (1-2 minutes) :</text:span></text:p>
      <text:p text:style-name="P1">Maintenant que nous avons exploré les différentes catégories de cartes graphiques, plongeons dans le monde des fabricants et des modèles qui dominent l'industrie.</text:p>
      <text:list xml:id="list6041811236628968585" text:style-name="L2">
        <text:list-item>
          <text:p text:style-name="P3"><text:span text:style-name="Strong_20_Emphasis">NVIDIA :</text:span></text:p>
          <text:list>
            <text:list-item>
              <text:p text:style-name="P5">NVIDIA est l'un des leaders incontestés du marché des cartes graphiques. Leurs séries emblématiques, telles que la gamme GeForce, sont largement utilisées par les joueurs du monde entier. Les modèles haut de gamme, comme la série RTX, introduisent des fonctionnalités avancées telles que le ray tracing en temps réel, offrant une qualité visuelle exceptionnelle.</text:p>
            </text:list-item>
          </text:list>
        </text:list-item>
        <text:list-item>
          <text:p text:style-name="P3"><text:span text:style-name="Strong_20_Emphasis">AMD :</text:span></text:p>
          <text:list>
            <text:list-item>
              <text:p text:style-name="P5">Concurrent féroce de NVIDIA, AMD propose également une gamme variée de cartes graphiques. Les séries Radeon sont populaires, offrant un excellent rapport qualité-prix. Les modèles comme la série RX sont appréciés des joueurs et des utilisateurs recherchant des performances solides sans casser la tirelire.</text:p>
            </text:list-item>
          </text:list>
        </text:list-item>
        <text:list-item>
          <text:p text:style-name="P3"><text:span text:style-name="Strong_20_Emphasis">Intel :</text:span></text:p>
          <text:list>
            <text:list-item>
              <text:p text:style-name="P3">Traditionnellement connu pour ses processeurs, Intel a récemment fait son entrée sur le marché des cartes graphiques dédiées avec la série Xe. Bien que relativement nouvelle, cette série vise à offrir une alternative compétitive aux offres de NVIDIA et AMD.</text:p>
            </text:list-item>
          </text:list>
        </text:list-item>
      </text:list>
      <text:p text:style-name="P1">Parmi les modèles les plus emblématiques, la NVIDIA GeForce RTX 3080 et la AMD Radeon RX 6800 XT ont captivé l'attention avec leurs performances exceptionnelles. Ces cartes définissent souvent les normes de l'industrie en matière de puissance graphique et de capacités de jeu.</text:p>
      <text:p text:style-name="P1">Les avancées technologiques et les compétitions acharnées entre ces fabricants ont conduit à une amélioration constante des performances graphiques, bénéficiant directement aux consommateurs. Choisir entre NVIDIA, AMD ou Intel dépend souvent des préférences individuelles, du budget et des exigences spécifiques de l'utilisateur.</text:p>
      <text:p text:style-name="P1">En somme, l'industrie des cartes graphiques est dynamique et en constante évolution, offrant aux consommateurs un éventail de choix pour répondre à leurs besoins spécifiques en matière de performances graphiques.</text:p>
      <text:p text:style-name="P1"/>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line-break/></text:span><text:soft-page-break/><text:span text:style-name="Strong_20_Emphasis">Technologies émergentes (1 minute) :</text:span></text:p>
      <text:p text:style-name="P1">Alors que nous explorons les cartes graphiques, plongeons dans le monde passionnant des technologies émergentes qui redéfinissent la façon dont nous percevons et interagissons avec nos écrans.</text:p>
      <text:list xml:id="list5727458886277712701" text:style-name="L3">
        <text:list-item>
          <text:p text:style-name="P4"><text:span text:style-name="Strong_20_Emphasis">Ray Tracing :</text:span></text:p>
          <text:list>
            <text:list-item>
              <text:p text:style-name="P6">Le ray tracing est une technique de rendu graphique avancée qui simule le comportement réaliste de la lumière. Introduite principalement par NVIDIA avec la série RTX, cette technologie offre des effets visuels époustouflants, améliorant la qualité des ombres, des reflets et des jeux de lumière dans les jeux et les applications.</text:p>
            </text:list-item>
          </text:list>
        </text:list-item>
        <text:list-item>
          <text:p text:style-name="P4"><text:span text:style-name="Strong_20_Emphasis">Intelligence Artificielle (IA) :</text:span></text:p>
          <text:list>
            <text:list-item>
              <text:p text:style-name="P6">L'intelligence artificielle fait son entrée dans le monde des cartes graphiques, offrant des fonctionnalités telles que le DLSS (Deep Learning Super Sampling). Cette technologie utilise l'IA pour améliorer la qualité graphique en utilisant des algorithmes sophistiqués, offrant des images plus nettes tout en optimisant les performances.</text:p>
            </text:list-item>
          </text:list>
        </text:list-item>
        <text:list-item>
          <text:p text:style-name="P4"><text:span text:style-name="Strong_20_Emphasis">VR (Réalité Virtuelle) :</text:span></text:p>
          <text:list>
            <text:list-item>
              <text:p text:style-name="P6">Les cartes graphiques jouent un rôle crucial dans la prise en charge de l'expérience immersive de la réalité virtuelle. Des technologies telles que VR-Ready garantissent des performances graphiques fluides et une latence minimale, créant des mondes virtuels plus réalistes et captivants.</text:p>
            </text:list-item>
          </text:list>
        </text:list-item>
        <text:list-item>
          <text:p text:style-name="P4"><text:span text:style-name="Strong_20_Emphasis">Connectivité avancée :</text:span></text:p>
          <text:list>
            <text:list-item>
              <text:p text:style-name="P4">Les dernières cartes graphiques intègrent des normes de connectivité avancées telles que HDMI 2.1 et DisplayPort 1.4a, prenant en charge des résolutions élevées, des taux de rafraîchissement élevés et des fonctionnalités comme le Variable Refresh Rate (VRR), offrant une expérience visuelle fluide.</text:p>
            </text:list-item>
          </text:list>
        </text:list-item>
      </text:list>
      <text:p text:style-name="P1">Ces avancées témoignent de l'évolution constante des cartes graphiques pour répondre aux demandes croissantes des utilisateurs en matière de réalisme, de performances et d'innovation technologique. À mesure que ces technologies émergentes se généralisent, notre expérience visuelle continue de s'enrichir, ouvrant de nouvelles perspectives passionnantes dans le monde des cartes graphiques.</text:p>
      <text:p text:style-name="P1"/>
      <text:p text:style-name="P1"><text:span text:style-name="Strong_20_Emphasis">Conclusion (1 minute) :</text:span></text:p>
      <text:p text:style-name="P1">En conclusion, nous avons parcouru un voyage captivant à travers le monde des cartes graphiques, des premières itérations simples aux puissantes machines que nous connaissons aujourd'hui. Ces composants essentiels sont au cœur de l'expérience visuelle de nos ordinateurs, façonnant notre interaction avec le numérique de manière significative.</text:p>
      <text:p text:style-name="P1">Des cartes graphiques intégrées pour les tâches quotidiennes aux cartes dédiées et professionnelles pour des performances graphiques avancées, le marché offre une diversité répondant aux besoins variés des utilisateurs.</text:p>
      <text:p text:style-name="P1">Nous avons également exploré les principaux acteurs, tels que NVIDIA et AMD, qui façonnent l'industrie avec des modèles emblématiques et des compétitions constantes. Les avancées technologiques, telles que le ray tracing et l'intelligence artificielle, promettent des expériences visuelles encore plus immersives à l'avenir.</text:p>
      <text:p text:style-name="P1"><text:soft-page-break/>Enfin, les cartes graphiques évoluent avec des technologies émergentes, devenant des piliers essentiels pour la réalité virtuelle, les jeux avancés et des connexions plus rapides.</text:p>
      <text:p text:style-name="P1">Au fil des décennies, les cartes graphiques ont non seulement rendu nos écrans plus beaux, mais elles ont également ouvert la voie à des possibilités visuelles extraordinaires. Alors que nous nous tournons vers l'avenir, il est passionnant d'imaginer les innovations à venir qui continueront à repousser les limites de l'expérience visuelle numérique. Merci de m'avoir accompagné dans cette exploration du monde dynamique et fascinant des cartes graphiqu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a Bougnon</meta:initial-creator>
    <meta:creation-date>2023-11-18T15:53:48.19</meta:creation-date>
    <meta:document-statistic meta:table-count="0" meta:image-count="0" meta:object-count="0" meta:page-count="5" meta:paragraph-count="54" meta:word-count="1861" meta:character-count="12980"/>
    <dc:date>2023-11-18T15:57:02.13</dc:date>
    <dc:creator>Mika Bougnon</dc:creator>
    <meta:editing-duration>PT3M14S</meta:editing-duration>
    <meta:editing-cycles>1</meta:editing-cycles>
    <meta:generator>OpenOffice/4.1.14$Win32 OpenOffice.org_project/4114m1$Build-9811</meta:generator>
  </office:meta>
</office:document-meta>
</file>